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ktrecherche</text:p>
      <text:p text:style-name="P2">Die Marktrecherche beschreibt vorhandene Lösungen und zeigt die markanten Merkmale der Konkurrenz auf.</text:p>
      <text:p text:style-name="P2"/>
      <text:p text:style-name="P5">Konkurrenz</text:p>
      <text:p text:style-name="P2">Es werden einige Anwendungen und Systeme in der Domäne geboten. Die meisten davon kann man in 3 Merkmalgruppen einordnen, da diese die größte Relevanz in der Problematik zeigen.</text:p>
      <text:p text:style-name="P2"/>
      <text:p text:style-name="P3">Parkplatzsharing</text:p>
      <text:p text:style-name="P2">Das Augenmerk liegt in dieser Gruppe darauf private oder bereits gefundene Parkplätze weiter zu vermieten bzw. zu verkaufen.</text:p>
      <text:p text:style-name="P2"/>
      <text:p text:style-name="P2">Park2gether (car2go):</text:p>
      <text:p text:style-name="P2">Diese Anwendung wird von Daimler Mobility Services GmbH angeboten um Privatpersonen das vermieten der eigenen Parkplätze zu vereinfachen. Es kann auf einer Karte ein Parkplatz ausgewählt und für eine bestimmte Zeit belegt werden. Bisher gibt es diese Anwendung nur als Pilotprojekt in Hamburg und Berlin.</text:p>
      <text:p text:style-name="P2"/>
      <text:p text:style-name="P2">Ampido:</text:p>
      <text:p text:style-name="P2">Ampido hat ein ähnliches Konzept wie Park2gether, priorisiert aber das Vermieten von leeren Einfahrten und Garagenvorplätzen. Es kann allerdings unbeschränkt in allen Städten verwendet werden.</text:p>
      <text:p text:style-name="P2">(Downloadzahlen in Google Play: 10000)</text:p>
      <text:p text:style-name="P2"/>
      <text:p text:style-name="P2">Während in Parkplatzsharing zusammengefassten Dienste nur die von Nutzer eingestellten eigenen Parkplätze anzeigen und erfassen kann, fehlt hierbei völlig die Unterstüzung für öffentliche Parkplätze und Parkhäuser. </text:p>
      <text:p text:style-name="P2"/>
      <text:p text:style-name="P3">Parkplatzsuche</text:p>
      <text:p text:style-name="P2">In dieser Kategorie wird die Suche nach Parkplätzen priorisiert.</text:p>
      <text:p text:style-name="P2"/>
      <text:p text:style-name="P2">Parkopedia:</text:p>
      <text:p text:style-name="P2">Parkopedia kann den eigenen Standort bzw. durch Eingabe der aktuellen Adresse umliegende freie Parkplätze mit Wegbeschreibung finden. Zu den Parkplätzen werden auch Zusatzinformationen wie Öffnungszeiten und Preise angezeigt. Die Ergebnisse können auch benutzerdefiniert gefiltert werden. Diese Anwendung ist in 52 Ländern verfügbar und hat derzeit über 38 Mio. Parkplätze.</text:p>
      <text:p text:style-name="P2">(Downloadzahlen in Google Play: 100000)</text:p>
      <text:p text:style-name="P2"/>
      <text:p text:style-name="P2">ADAC Parkinfo:</text:p>
      <text:p text:style-name="P2">Diese Anwendung wird von ADAC zur Verfügung gestellt und ist beinahe identisch mit Parkopedia. Hier ist die Datenmenge allerdings viel kleiner. ADAC Parkinfo hat 5500 Parkanlagen ohne weitere Informationen und 900 Parkanlagen mit Belegungsinformationen. Nutzer dieser Anwendung beschweren sich über Fehlangaben.</text:p>
      <text:p text:style-name="P2">(Downloadzahlen in Google Play: 1000, Kosten: 1,59€)</text:p>
      <text:p text:style-name="P2"/>
      <text:p text:style-name="P2">Hier gibt es bereits sehr gute Lösungsansätze mit großer Verfügbarkeit (Parkopedia). Es fehlen allerdings wichtige Features wie das anbieten von privaten Parkplätzen, außerdem gibt es keine Community-Features. Die ADAC Parkinfo App aufgrund von massiven Benutzerproblemen und mangelnder Verfügbarkeit und großenteils fehlerhaften Angaben hier zu vernachlässigen.</text:p>
      <text:p text:style-name="P2"><text:soft-page-break/></text:p>
      <text:p text:style-name="P3">Parkplatzreminder</text:p>
      <text:p text:style-name="P2">Die 3. Merkmalgruppe definiert die Eigenschaft den gewählten Parkort zu speichern um das eigene Auto leichter wiederzufinden.</text:p>
      <text:p text:style-name="P2"/>
      <text:p text:style-name="P2">find my car:</text:p>
      <text:p text:style-name="P2">Das System speichert die GPS-Position des eigenen Autos. Die Position kann auf einer Karte angezeigt werden. Durch die GPS-Daten wird auch eine Navigation unterstützt. Offline ist es möglich mithilfe der Himmelsrichtungen zu navigieren. Der Parkplatz kann abfotografiert und gespeichert werden, um das Auto auch in unübersichtlichen Tiefgaragen <text:s/>wiederzufinden. Mithilfe einer vorgefertigten SMS können Familienmitglieder in einer Notsituation über den aktuellen Standort informiert werden.</text:p>
      <text:p text:style-name="P2">(Downloadzahlen in Google Play: 1 Mio., kostenlos)</text:p>
      <text:p text:style-name="P2"/>
      <text:p text:style-name="P2">Parkassistent (BMW):</text:p>
      <text:p text:style-name="P2">Parkassistent speichert ebenfalls die GPS-Position des Autos. Zusätzlich berechnet es den Weg zurück zum Parkort zu Fuß und alamiert den Parkenden, wenn die Parkzeit fast abgelaufen ist unter Berücksichtigung des Rückweges.</text:p>
      <text:p text:style-name="P2"/>
      <text:p text:style-name="P2">Die Parkplatzreminder-Dienste helfen lediglich beim wiederfinden des Fahrzeuges. Eine aktive Unterstützung bei der Parkplatzsuche findet nicht statt. Da dies nicht eines der Hauptfunktionalitäten unseres Projektes ist, sind diese Dienste innerhalb der Marktrecherche nur am Rande interessant. Erwähnung finden sie vorallem Aufgrund ihrer Popularität.</text:p>
      <text:p text:style-name="P2"/>
      <text:p text:style-name="P2">ParkU und Parkonaut behandeln wir im folgenden, da diese in mehrere Kategorien eingeordnet werden können.</text:p>
      <text:p text:style-name="P2"/>
      <text:p text:style-name="P2">Parkonaut:</text:p>
      <text:p text:style-name="P2">Grundlegend ist Parkonaut auch darauf spezialisiert Parkplätze in der Nähe anzuzeigen. </text:p>
      <text:p text:style-name="P2">Ein weiteres Augenmerk der Anwendung ist die Community bestehend aus den Nutzern.</text:p>
      <text:p text:style-name="P2">Diese können den Parkplatz anderer Nutzer übernehmen sobald diese den Parkplatz verlassen möchten. Das Funktioniert indem der Nutzer seinen Parkplatz unter Angabe der geplanten Abfahrt den Parkplatz einstellt. Der Verkäufer des Parkplatzes kann daraufhin bewertet werden. Jeder Nutzer verfügt über ein Punktekonto. Das Übernehmen eines Parkplatzes kostet den Nutzer Punkte und das Bewerten und weiterempfehlen erwirtschaftet Punkte. </text:p>
      <text:p text:style-name="P2">(Downloadzahlen in Google Play: 10000, kostenlos)</text:p>
      <text:p text:style-name="P2"/>
      <text:p text:style-name="P2">Parku:</text:p>
      <text:p text:style-name="P2">Parku sucht nahegelegene freie Parkplätze in unmittelbarer Umgebung oder unter Angabe einer Stadt. Integrierte Navigation und die Möglichkeit Parkplätze bis zu 30 Tage im Voraus zu reservieren gehören zu den Funktionen. Auch Bargeldloses bezahlen wird durch Paypal oder Kreditkarte unterstützt. In der App können Parkzeiten verlängert und Schranken per QR-Reader im Handy geöffnet werden.</text:p>
      <text:p text:style-name="P2">(Downloadzahlen in Google Play: 10000, kostenlos)</text:p>
      <text:p text:style-name="P2"/>
      <text:p text:style-name="P2">In Parkonaut und ParkU ist die größte Konkurrenz zu sehen, sie vereinen die meisten wichtigen Features in einem System. Ein großer Vorteil liegt in der Reservierung der Parkplätze im Voraus, sowie die Bezahlung per Kreditkarte und/oder PayPal.</text:p>
      <text:p text:style-name="P2">Im Dienst Parkonaut muss man Punkte erwerben, entweder durch das Weitervermitteln des eigenen Parkplatzes oder käuflich. Da die Weitervermittlung wenig Punkte erbringt <text:soft-page-break/>und somit mehr Aufwand als Nutzen bringt, kann man Parkonaut als kostenpflichtig betrachten, da Punkte auch durch Microtransaktionen erworben werden können. Dies ist als Nachteil vom Benutzer Standpunkt zu werten, stützt allerdings den kommerziellen Erfolg des Diestes.</text:p>
      <text:p text:style-name="P2">Parku's größter Vor. Und gleichzeitig Nachteil liegt in der Öffnung von Schranken über den QR-Reader, dieser funktioniert nur mit Internetverbindung und kann somit in vielen Tiefgaragen/Parkhäusern versagen und in eingeschlossenen Dienstnutzern resultieren, im Normalfall erleichtert es allerdings die Benutzung eines Parkhauses durch vereinfachtes herein- sowie herausfahren. </text:p>
      <text:p text:style-name="P2"/>
      <text:p text:style-name="P1">Alleinstellungsmerkmal</text:p>
      <text:p text:style-name="P2">Die in der vorangegangenen Marktrecherche analysierten Anwendungen enthalten alle nur Teilfunktionalitäten der beim Parken benötigten Lösungen. Das zu entwickelnde System soll alle wichtigen Funktionalitäten miteinander verbinden und erweitern. </text:p>
      <text:p text:style-name="P2">Im zu entwickelnden Projekt lassen sich Nutzerrollen anlegen, d.h. Studenten werden zu Studentenparkplätzen und Angestellte zu Firmenparkplätzen. Dies bietet keine der im Voraus erwähnten Dienste. </text:p>
      <text:p text:style-name="P2">Auch eine Kommunikation zwischen Parkteilnehmern ist möglich. So können beispielsweise falschparkende User vor dem abschleppen informiert und Beschädigungen am Auto gemeldet werden. Parkonaut enthält diese Funktionalität zwar in Grundzügen, allerdings in Form einer Bewertung. Deshalb ist die Kommunikation zwischen den Usern als Alleinstellungsmerkmal zu we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5-11-04T12:52:02.98</dc:date>
    <meta:editing-duration>PT6H46M54S</meta:editing-duration>
    <meta:editing-cycles>10</meta:editing-cycles>
    <meta:generator>OpenOffice/4.1.0$Win32 OpenOffice.org_project/410m18$Build-9764</meta:generator>
    <meta:document-statistic meta:table-count="0" meta:image-count="0" meta:object-count="0" meta:page-count="3" meta:paragraph-count="45" meta:word-count="897" meta:character-count="6839"/>
    <dc:creator>bernd  schneider</dc:creator>
  </office:meta>
</office:document-meta>
</file>